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0d04cf" officeooo:paragraph-rsid="000d04c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fo:font-weight="bold" officeooo:rsid="000d04cf" officeooo:paragraph-rsid="000d04c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d04cf" officeooo:paragraph-rsid="000d04cf" style:font-weight-asian="bold" style:font-weight-complex="bold"/>
    </style:style>
    <style:style style:name="P5" style:family="paragraph" style:parent-style-name="Standard">
      <style:text-properties fo:font-weight="bold" officeooo:rsid="000e68a3" officeooo:paragraph-rsid="000e68a3" style:font-weight-asian="bold" style:font-weight-complex="bold"/>
    </style:style>
    <style:style style:name="P6" style:family="paragraph" style:parent-style-name="Standard">
      <style:text-properties fo:font-weight="normal" officeooo:rsid="000e68a3" officeooo:paragraph-rsid="000e68a3" style:font-weight-asian="normal" style:font-weight-complex="normal"/>
    </style:style>
    <style:style style:name="P7" style:family="paragraph" style:parent-style-name="Standard">
      <style:paragraph-properties fo:text-align="end" style:justify-single-word="false"/>
      <style:text-properties fo:font-weight="normal" officeooo:rsid="001253d7" officeooo:paragraph-rsid="001253d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253d7" officeooo:paragraph-rsid="001253d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253d7" officeooo:paragraph-rsid="0014294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5a403" officeooo:paragraph-rsid="0015a403" style:font-weight-asian="normal" style:font-weight-complex="normal"/>
    </style:style>
    <style:style style:name="P11" style:family="paragraph" style:parent-style-name="Standard">
      <style:paragraph-properties fo:text-align="end" style:justify-single-word="false"/>
      <style:text-properties fo:font-weight="normal" officeooo:rsid="001763a2" officeooo:paragraph-rsid="001763a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0758e" style:font-weight-asian="bold" style:font-weight-complex="bold"/>
    </style:style>
    <style:style style:name="T3" style:family="text">
      <style:text-properties fo:font-weight="bold" officeooo:rsid="001429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264d" style:font-weight-asian="normal" style:font-weight-complex="normal"/>
    </style:style>
    <style:style style:name="T6" style:family="text">
      <style:text-properties fo:font-weight="normal" officeooo:rsid="000eb314" style:font-weight-asian="normal" style:font-weight-complex="normal"/>
    </style:style>
    <style:style style:name="T7" style:family="text">
      <style:text-properties officeooo:rsid="000e264d"/>
    </style:style>
    <style:style style:name="T8" style:family="text">
      <style:text-properties officeooo:rsid="000eb314"/>
    </style:style>
    <style:style style:name="T9" style:family="text">
      <style:text-properties officeooo:rsid="001253d7"/>
    </style:style>
    <style:style style:name="T10" style:family="text">
      <style:text-properties officeooo:rsid="00142945"/>
    </style:style>
    <style:style style:name="T11" style:family="text">
      <style:text-properties officeooo:rsid="001763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mall Heró</text:span> Carrer de les matavelles,22..22000 Boadella del Mont.</text:p>
      <text:p text:style-name="P1">CIF/NIF:34691628</text:p>
      <text:p text:style-name="P1"><text:span text:style-name="T1">E-mail:</text:span><text:a xlink:type="simple" xlink:href="mailto:embutitsferran@gmail.com" text:style-name="Internet_20_link" text:visited-style-name="Visited_20_Internet_20_Link">embutitsferran@gmail.com</text:a> <text:span text:style-name="T1">Telèfon: </text:span><text:span text:style-name="T4">971504139</text:span></text:p>
      <text:p text:style-name="P3">Pagina web:<text:span text:style-name="T4">www.somallheró.com</text:span></text:p>
      <text:p text:style-name="P3"><text:span text:style-name="T4"/></text:p>
      <text:p text:style-name="P4"><text:span text:style-name="T4">________________________________________________________________________________</text:span></text:p>
      <text:p text:style-name="P4"><text:span text:style-name="T4"/></text:p>
      <text:p text:style-name="P4">Factura a:<text:span text:style-name="T4"> Dissenys Migdia</text:span></text:p>
      <text:p text:style-name="P4"><text:span text:style-name="T4"><text:s text:c="19"/>Carrer </text:span><text:span text:style-name="T5">De Les Monges, 10. <text:s text:c="38"/></text:span><text:span text:style-name="T7"><text:s text:c="19"/>Factura:</text:span><text:span text:style-name="T5"> <text:s text:c="8"/>2022-012</text:span></text:p>
      <text:p text:style-name="P4"><text:span text:style-name="T5"><text:s text:c="19"/>33000 Catalunya <text:s text:c="59"/>Data de la factura: <text:s text:c="5"/>17.08.2022</text:span></text:p>
      <text:p text:style-name="P4"><text:span text:style-name="T5"><text:tab/> <text:s text:c="7"/>Espanya <text:s text:c="70"/>Data de venciment: <text:s text:c="6"/>29.08.2022</text:span></text:p>
      <text:p text:style-name="P4"><text:span text:style-name="T5"><text:s text:c="19"/>CIF/NIF 29681047</text:span></text:p>
      <text:p text:style-name="P3"><text:span text:style-name="T4"/></text:p>
      <text:p text:style-name="P2">________________________________________________________________________________</text:p>
      <text:p text:style-name="P2"/>
      <text:p text:style-name="P5"><text:span text:style-name="T4">Descripció</text:span><text:tab/><text:tab/><text:tab/><text:tab/><text:tab/> <text:s text:c="30"/><text:span text:style-name="T4">Quantitat <text:s text:c="6"/>Preu <text:s text:c="4"/>IVA <text:s text:c="6"/>Import</text:span></text:p>
      <text:p text:style-name="P5"><text:span text:style-name="T4">________________________________________________________________________________</text:span></text:p>
      <text:p text:style-name="P5"><text:span text:style-name="T4"/></text:p>
      <text:p text:style-name="P5"><text:span text:style-name="T8">Jamon de bellota:</text:span><text:tab/><text:tab/><text:tab/><text:tab/><text:tab/> <text:s text:c="27"/><text:span text:style-name="T4">1 <text:s text:c="9"/></text:span><text:span text:style-name="T6">20€</text:span><text:span text:style-name="T4"> <text:s text:c="6"/>21% <text:s text:c="5"/></text:span><text:span text:style-name="T6">20,00€</text:span></text:p>
      <text:p text:style-name="P6"/>
      <text:p text:style-name="P6"/>
      <text:p text:style-name="P6"><text:span text:style-name="T2">Bacon:</text:span><text:span text:style-name="T1"> </text:span><text:s text:c="98"/><text:span text:style-name="T9">1</text:span> <text:s text:c="9"/><text:span text:style-name="T9">15€</text:span> <text:s text:c="6"/><text:span text:style-name="T9">21% <text:s text:c="5"/>15,00€</text:span></text:p>
      <text:p text:style-name="P6">________________________________________________________________________________</text:p>
      <text:p text:style-name="P7"/>
      <text:p text:style-name="P8"><text:tab/><text:tab/><text:tab/><text:tab/><text:tab/><text:tab/> <text:s text:c="22"/>Subtotal sin IVA <text:s text:c="28"/>35,00€</text:p>
      <text:p text:style-name="P8"><text:tab/><text:tab/><text:tab/><text:tab/><text:tab/><text:tab/><text:tab/> <text:s text:c="10"/>Descuento5% <text:s text:c="33"/>-1,75€</text:p>
      <text:p text:style-name="P9"><text:tab/><text:tab/><text:tab/><text:tab/><text:tab/><text:tab/><text:tab/> <text:s text:c="10"/>IVA 21% de <text:span text:style-name="T10">33,25</text:span> <text:s text:c="27"/><text:span text:style-name="T10">6,98€</text:span></text:p>
      <text:p text:style-name="P9"><text:tab/><text:tab/><text:tab/><text:tab/><text:tab/><text:tab/><text:tab/> <text:s text:c="10"/></text:p>
      <text:p text:style-name="P9"><text:span text:style-name="T10"><text:s text:c="92"/></text:span><text:span text:style-name="T3"><text:s/>Total EUR:<text:tab/><text:tab/> <text:s text:c="16"/></text:span><text:span text:style-name="T10"><text:s text:c="2"/>40,23€</text:span><text:span text:style-name="T3"><text:tab/> <text:s text:c="5"/></text:span><text:span text:style-name="T1"><text:s text:c="12"/></text:span><text:s text:c="63"/>_________________________________</text:p>
      <text:p text:style-name="P9"><text:tab/><text:tab/><text:tab/><text:tab/><text:tab/><text:tab/><text:tab/><text:tab/></text:p>
      <text:p text:style-name="P9"><text:tab/><text:tab/><text:tab/><text:tab/><text:tab/><text:tab/><text:tab/> <text:s text:c="9"/><text:span text:style-name="T10">Import pagat<text:tab/><text:tab/><text:tab/> <text:s text:c="8"/>0,00€</text:span></text:p>
      <text:p text:style-name="P9"><text:tab/><text:tab/><text:tab/><text:tab/><text:tab/><text:tab/><text:tab/> <text:s text:c="9"/></text:p>
      <text:p text:style-name="P9"><text:s text:c="92"/><text:span text:style-name="T3">Import a pagar(EUR) <text:s text:c="19"/>40,23€</text:span></text:p>
      <text:p text:style-name="P10"><text:span text:style-name="T3">T</text:span><text:span text:style-name="T1">erminis i Condicions</text:span></text:p>
      <text:p text:style-name="P10"><text:span text:style-name="T1"/></text:p>
      <text:p text:style-name="P10">A pagar en el 14 dies següents de la prestació del servei</text:p>
      <text:p text:style-name="P10"/>
      <text:p text:style-name="P10">Pots pagar atraves de visa ho paypal</text:p>
      <text:p text:style-name="P10">________________________________________________________________________________</text:p>
      <text:p text:style-name="P10"/>
      <text:p text:style-name="P11">Sumupª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1T10:11:15.027000000</meta:creation-date>
    <dc:date>2022-12-01T13:20:15.776000000</dc:date>
    <meta:editing-duration>PT1H25M19S</meta:editing-duration>
    <meta:editing-cycles>1</meta:editing-cycles>
    <meta:document-statistic meta:table-count="0" meta:image-count="0" meta:object-count="0" meta:page-count="1" meta:paragraph-count="30" meta:word-count="107" meta:character-count="2120" meta:non-whitespace-character-count="1019"/>
    <meta:generator>LibreOffice/7.3.4.2$Windows_X86_64 LibreOffice_project/728fec16bd5f605073805c3c9e7c4212a0120dc5</meta:generator>
  </office:meta>
</office:document-meta>
</file>